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end" fo:margin-right="0cm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999999"/>
    </style:style>
    <style:style style:name="ce4" style:family="table-cell" style:parent-style-name="Default" style:data-style-name="N0">
      <style:table-cell-properties fo:border="thin solid #000000" fo:background-color="#999999"/>
      <style:text-properties fo:color="#000000"/>
    </style:style>
    <style:style style:name="ce5" style:family="table-cell" style:parent-style-name="Default" style:data-style-name="N0">
      <style:table-cell-properties fo:border="thin solid #000000" fo:background-color="#C2E0AE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Tamaño: 10⁶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style-name="ce1"/>
          <table:table-cell office:value-type="string" table:style-name="ce3">
            <text:p>Media</text:p>
          </table:table-cell>
          <table:table-cell office:value-type="string" table:style-name="ce3">
            <text:p>Desvación típic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ecuencial</text:p>
          </table:table-cell>
          <table:table-cell office:value-type="float" office:value="27.338999999999999" table:style-name="ce5">
            <text:p>27,339</text:p>
          </table:table-cell>
          <table:table-cell office:value-type="float" office:value="29.757000000000001" table:style-name="ce5">
            <text:p>29,757</text:p>
          </table:table-cell>
          <table:table-cell office:value-type="float" office:value="27.983000000000001" table:style-name="ce5">
            <text:p>27,983</text:p>
          </table:table-cell>
          <table:table-cell office:value-type="float" office:value="31.196999999999999" table:style-name="ce5">
            <text:p>31,197</text:p>
          </table:table-cell>
          <table:table-cell office:value-type="float" office:value="29.286000000000001" table:style-name="ce5">
            <text:p>29,286</text:p>
          </table:table-cell>
          <table:table-cell table:style-name="ce1"/>
          <table:table-cell office:value-type="float" office:value="29.112400000000001" table:formula="of:=AVERAGE([.B2:.F2])" table:style-name="ce5">
            <text:p>29,1124</text:p>
          </table:table-cell>
          <table:table-cell office:value-type="float" office:value="1.5175387309719643" table:formula="of:=STDEV([.B2:.F2])" table:style-name="ce5">
            <text:p>1,5175387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aralelo</text:p>
          </table:table-cell>
          <table:table-cell office:value-type="float" office:value="36.706000000000003" table:style-name="ce5">
            <text:p>36,706</text:p>
          </table:table-cell>
          <table:table-cell office:value-type="float" office:value="38.933" table:style-name="ce5">
            <text:p>38,933</text:p>
          </table:table-cell>
          <table:table-cell office:value-type="float" office:value="36.866" table:style-name="ce5">
            <text:p>36,866</text:p>
          </table:table-cell>
          <table:table-cell office:value-type="float" office:value="35.289000000000001" table:style-name="ce5">
            <text:p>35,289</text:p>
          </table:table-cell>
          <table:table-cell office:value-type="float" office:value="33.234000000000002" table:style-name="ce5">
            <text:p>33,234</text:p>
          </table:table-cell>
          <table:table-cell table:style-name="ce1"/>
          <table:table-cell office:value-type="float" office:value="36.205600000000004" table:formula="of:=AVERAGE([.B3:.F3])" table:style-name="ce5">
            <text:p>36,2056</text:p>
          </table:table-cell>
          <table:table-cell office:value-type="float" office:value="2.1092534935374641" table:formula="of:=STDEV([.B3:.F3])" table:style-name="ce5">
            <text:p>2,109253494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4">
            <text:p>Secuencial</text:p>
          </table:table-cell>
          <table:table-cell office:value-type="float" office:value="19.911999999999999" table:style-name="ce5">
            <text:p>19,912</text:p>
          </table:table-cell>
          <table:table-cell office:value-type="float" office:value="14.928000000000001" table:style-name="ce5">
            <text:p>14,928</text:p>
          </table:table-cell>
          <table:table-cell office:value-type="float" office:value="14.991" table:style-name="ce5">
            <text:p>14,991</text:p>
          </table:table-cell>
          <table:table-cell office:value-type="float" office:value="14.826000000000001" table:style-name="ce5">
            <text:p>14,826</text:p>
          </table:table-cell>
          <table:table-cell office:value-type="float" office:value="15.365" table:style-name="ce5">
            <text:p>15,365</text:p>
          </table:table-cell>
          <table:table-cell table:style-name="ce1"/>
          <table:table-cell office:value-type="float" office:value="16.0044" table:formula="of:=AVERAGE([.B4:.F4])" table:style-name="ce5">
            <text:p>16,0044</text:p>
          </table:table-cell>
          <table:table-cell office:value-type="float" office:value="2.193878597370412" table:formula="of:=STDEV([.B4:.F4])" table:style-name="ce5">
            <text:p>2,193878597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4">
            <text:p>Paralelo</text:p>
          </table:table-cell>
          <table:table-cell office:value-type="float" office:value="15.132999999999999" table:style-name="ce5">
            <text:p>15,133</text:p>
          </table:table-cell>
          <table:table-cell office:value-type="float" office:value="15.166" table:style-name="ce5">
            <text:p>15,166</text:p>
          </table:table-cell>
          <table:table-cell office:value-type="float" office:value="15.097" table:style-name="ce5">
            <text:p>15,097</text:p>
          </table:table-cell>
          <table:table-cell office:value-type="float" office:value="16.602" table:style-name="ce5">
            <text:p>16,602</text:p>
          </table:table-cell>
          <table:table-cell office:value-type="float" office:value="15.233000000000001" table:style-name="ce5">
            <text:p>15,233</text:p>
          </table:table-cell>
          <table:table-cell table:style-name="ce1"/>
          <table:table-cell office:value-type="float" office:value="15.446200000000001" table:formula="of:=AVERAGE([.B5:.F5])" table:style-name="ce5">
            <text:p>15,4462</text:p>
          </table:table-cell>
          <table:table-cell office:value-type="float" office:value="0.6480499209165913" table:formula="of:=STDEV([.B5:.F5])" table:style-name="ce5">
            <text:p>0,648049921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string" table:style-name="ce4">
            <text:p>Paralelo reduction</text:p>
          </table:table-cell>
          <table:table-cell office:value-type="float" office:value="14.632" table:style-name="ce5">
            <text:p>14,632</text:p>
          </table:table-cell>
          <table:table-cell office:value-type="float" office:value="14.939" table:style-name="ce5">
            <text:p>14,939</text:p>
          </table:table-cell>
          <table:table-cell office:value-type="float" office:value="16.149000000000001" table:style-name="ce5">
            <text:p>16,149</text:p>
          </table:table-cell>
          <table:table-cell office:value-type="float" office:value="14.349" table:style-name="ce5">
            <text:p>14,349</text:p>
          </table:table-cell>
          <table:table-cell office:value-type="float" office:value="14.769" table:style-name="ce5">
            <text:p>14,769</text:p>
          </table:table-cell>
          <table:table-cell table:style-name="ce1"/>
          <table:table-cell office:value-type="float" office:value="14.967600000000001" table:formula="of:=AVERAGE([.B6:.F6])" table:style-name="ce5">
            <text:p>14,9676</text:p>
          </table:table-cell>
          <table:table-cell office:value-type="float" office:value="0.69484876052274891" table:formula="of:=STDEV([.B6:.F6])" table:style-name="ce5">
            <text:p>0,694848761</text:p>
          </table:table-cell>
          <table:table-cell table:style-name="ce6"/>
          <table:table-cell table:number-columns-repeated="16374"/>
        </table:table-row>
        <table:table-row table:number-rows-repeated="2" table:style-name="ro1">
          <table:table-cell table:number-columns-repeated="7" table:style-name="ce1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2">
            <text:p>Tamaño: 10^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style-name="ce1"/>
          <table:table-cell office:value-type="string" table:style-name="ce3">
            <text:p>Media</text:p>
          </table:table-cell>
          <table:table-cell office:value-type="string" table:style-name="ce3">
            <text:p>Desvación típic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ecuencial</text:p>
          </table:table-cell>
          <table:table-cell office:value-type="float" office:value="1446.846" table:style-name="ce5">
            <text:p>1446,846</text:p>
          </table:table-cell>
          <table:table-cell office:value-type="float" office:value="1461.1849999999999" table:style-name="ce5">
            <text:p>1461,185</text:p>
          </table:table-cell>
          <table:table-cell office:value-type="float" office:value="1460.23" table:style-name="ce5">
            <text:p>1460,23</text:p>
          </table:table-cell>
          <table:table-cell office:value-type="float" office:value="1460.47" table:style-name="ce5">
            <text:p>1460,47</text:p>
          </table:table-cell>
          <table:table-cell office:value-type="float" office:value="1469.729" table:style-name="ce5">
            <text:p>1469,729</text:p>
          </table:table-cell>
          <table:table-cell table:style-name="ce1"/>
          <table:table-cell office:value-type="float" office:value="1459.6920000000002" table:formula="of:=AVERAGE([.B10:.F10])" table:style-name="ce5">
            <text:p>1459,692</text:p>
          </table:table-cell>
          <table:table-cell office:value-type="float" office:value="8.1988545236514696" table:formula="of:=STDEV([.B10:.F10])" table:style-name="ce5">
            <text:p>8,19885452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aralelo</text:p>
          </table:table-cell>
          <table:table-cell office:value-type="float" office:value="2684.3519999999999" table:style-name="ce5">
            <text:p>2684,352</text:p>
          </table:table-cell>
          <table:table-cell office:value-type="float" office:value="2696.7379999999998" table:style-name="ce5">
            <text:p>2696,738</text:p>
          </table:table-cell>
          <table:table-cell office:value-type="float" office:value="2687.8710000000001" table:style-name="ce5">
            <text:p>2687,871</text:p>
          </table:table-cell>
          <table:table-cell office:value-type="float" office:value="2688.38" table:style-name="ce5">
            <text:p>2688,38</text:p>
          </table:table-cell>
          <table:table-cell office:value-type="float" office:value="2570.373" table:style-name="ce5">
            <text:p>2570,373</text:p>
          </table:table-cell>
          <table:table-cell table:style-name="ce1"/>
          <table:table-cell office:value-type="float" office:value="2665.5428000000002" table:formula="of:=AVERAGE([.B11:.F11])" table:style-name="ce5">
            <text:p>2665,5428</text:p>
          </table:table-cell>
          <table:table-cell office:value-type="float" office:value="53.395466939619475" table:formula="of:=STDEV([.B11:.F11])" table:style-name="ce5">
            <text:p>53,3954669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aralelo reduction</text:p>
          </table:table-cell>
          <table:table-cell office:value-type="float" office:value="1453.1" table:style-name="ce5">
            <text:p>1453,1</text:p>
          </table:table-cell>
          <table:table-cell office:value-type="float" office:value="1431.3679999999999" table:style-name="ce5">
            <text:p>1431,368</text:p>
          </table:table-cell>
          <table:table-cell office:value-type="float" office:value="1446.5920000000001" table:style-name="ce5">
            <text:p>1446,592</text:p>
          </table:table-cell>
          <table:table-cell office:value-type="float" office:value="1433.162" table:style-name="ce5">
            <text:p>1433,162</text:p>
          </table:table-cell>
          <table:table-cell office:value-type="float" office:value="1431.086" table:style-name="ce5">
            <text:p>1431,086</text:p>
          </table:table-cell>
          <table:table-cell table:style-name="ce1"/>
          <table:table-cell office:value-type="float" office:value="1439.0616" table:formula="of:=AVERAGE([.B12:.F12])" table:style-name="ce5">
            <text:p>1439,0616</text:p>
          </table:table-cell>
          <table:table-cell office:value-type="float" office:value="10.141382489581972" table:formula="of:=STDEV([.B12:.F12])" table:style-name="ce5">
            <text:p>10,14138249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table:number-columns-repeated="5" table:style-name="ce5"/>
          <table:table-cell table:style-name="ce1"/>
          <table:table-cell office:value-type="float" office:value="0" table:formula="of:=AVERAGE([.B13:.F13])" table:style-name="ce5">
            <text:p>#¡DIV/0!</text:p>
          </table:table-cell>
          <table:table-cell office:value-type="float" office:value="0" table:formula="of:=STDEV([.B13:.F13])" table:style-name="ce5">
            <text:p>#¡DIV/0!</text:p>
          </table:table-cell>
          <table:table-cell table:number-columns-repeated="16375" table:style-name="ce1"/>
        </table:table-row>
        <table:table-row table:style-name="ro1">
          <table:table-cell table:style-name="ce4"/>
          <table:table-cell table:number-columns-repeated="5" table:style-name="ce5"/>
          <table:table-cell table:style-name="ce1"/>
          <table:table-cell office:value-type="float" office:value="0" table:formula="of:=AVERAGE([.B14:.F14])" table:style-name="ce5">
            <text:p>#¡DIV/0!</text:p>
          </table:table-cell>
          <table:table-cell office:value-type="float" office:value="0" table:formula="of:=STDEV([.B14:.F14])" table:style-name="ce5">
            <text:p>#¡DIV/0!</text:p>
          </table:table-cell>
          <table:table-cell table:number-columns-repeated="16375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resu</dc:creator>
    <meta:creation-date>2020-04-23T13:10:57Z</meta:creation-date>
    <dc:date>2020-05-30T00:25:34Z</dc:date>
    <meta:editing-cycles>3</meta:editing-cycles>
    <meta:editing-duration>PT2131S</meta:editing-duration>
  </office:meta>
</office:document-meta>
</file>